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loext="urn:org:documentfoundation:names:experimental:office:xmlns:loext:1.0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#ff0000"/>
    </style:style>
    <style:style style:name="P2" style:family="paragraph" style:parent-style-name="Standard">
      <style:text-properties style:use-window-font-color="true" fo:background-color="transparent"/>
    </style:style>
    <style:style style:name="T1" style:family="text">
      <style:text-properties fo:background-color="#ffff00"/>
    </style:style>
    <style:style style:name="T2" style:family="text">
      <style:text-properties fo:background-color="#ff0000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fo:background-color="#ffff00"/>
    </style:style>
    <style:style style:name="T5" style:family="text">
      <style:text-properties style:use-window-font-color="true"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REATE DATABASE Tenis;<text:line-break/><text:line-break/>use Tenis;<text:line-break/><text:span text:style-name="T5"><text:line-break/>CREATE TABLE Permissao( <text:line-break/> <text:s text:c="17"/>id <text:s text:c="27"/>INTEGER, <text:line-break/> <text:s text:c="17"/>nome <text:s text:c="21"/>VARCHAR(45),<text:line-break/> <text:s text:c="17"/>PRIMARY KEY (id));</text:span></text:p>
      <text:p text:style-name="P2"/>
      <text:p text:style-name="P2">CREATE TABLE Clubes( <text:line-break/> <text:s text:c="17"/>id <text:s text:c="20"/>INTEGER, <text:line-break/> <text:s text:c="17"/>nome <text:s text:c="14"/>VARCHAR(45),<text:line-break/> <text:s text:c="17"/>PRIMARY KEY (id));<text:line-break/><text:line-break/>CREATE TABLE Torneio(<text:line-break/> <text:s text:c="18"/>id <text:s text:c="32"/>INTEGER, <text:line-break/> <text:s text:c="18"/>nome <text:s text:c="26"/>VARCHAR(45),<text:line-break/> <text:s text:c="18"/>local <text:s text:c="27"/>VARCHAR (45),<text:line-break/> <text:s text:c="18"/>estado <text:s text:c="26"/>CHAR (2),</text:p>
      <text:p text:style-name="P2"><text:tab/> <text:s text:c="6"/>horario <text:s text:c="25"/>DATETIME,</text:p>
      <text:p text:style-name="P2"><text:tab/> <text:s text:c="6"/>nivel <text:s text:c="28"/>CHAR,</text:p>
      <text:p text:style-name="P2"><text:s text:c="19"/>progresso <text:s text:c="22"/>CHAR,</text:p>
      <text:p text:style-name="P2"><text:s text:c="19"/>PRIMARY KEY(id));<text:line-break/></text:p>
      <text:p text:style-name="P2">CREATE TABLE Jogadores(<text:line-break/> <text:s text:c="18"/>cpf <text:s text:c="29"/>INTEGER, <text:line-break/> <text:s text:c="18"/>nome <text:s text:c="26"/>VARCHAR(100),</text:p>
      <text:p text:style-name="P2"><text:s text:c="19"/>email <text:s text:c="27"/>VARCHAR(45),</text:p>
      <text:p text:style-name="P2"><text:s text:c="19"/>senha <text:s text:c="27"/>VARCHAR(20),</text:p>
      <text:p text:style-name="P2"><text:s text:c="19"/>telefone <text:s text:c="23"/>VARCHAR(14),</text:p>
      <text:p text:style-name="P2"><text:s text:c="19"/>nivel <text:s text:c="28"/>CHAR,</text:p>
      <text:p text:style-name="P2"><text:s text:c="19"/>dataNascimento <text:s text:c="10"/>DATE,</text:p>
      <text:p text:style-name="P2"><text:s text:c="19"/>clube_id <text:s text:c="21"/>INTEGER,</text:p>
      <text:p text:style-name="P2"><text:s text:c="19"/>permissao_id <text:s text:c="14"/>INTEGER,</text:p>
      <text:p text:style-name="P2"><text:tab/> <text:s text:c="6"/>PRIMARY KEY (cpf),</text:p>
      <text:p text:style-name="P2"><text:s text:c="19"/>FOREIGN KEY (clube_id) REFERENCES Clubes(id),<text:line-break/> <text:s text:c="18"/>FOREIGN KEY (permissao_id) REFERENCES Permissao(id));<text:tab/></text:p>
      <text:p text:style-name="P2"/>
      <text:p text:style-name="P2">CREATE TABLE Endereco(<text:line-break/> <text:s text:c="18"/>rua <text:s text:c="33"/>VARCHAR(45), <text:line-break/> <text:s text:c="18"/>numero <text:s text:c="26"/>INTEGER,</text:p>
      <text:p text:style-name="P2"><text:tab/> <text:s text:c="6"/>cep <text:s text:c="32"/>INTEGER,</text:p>
      <text:p text:style-name="P2"><text:s text:c="19"/>cidade <text:s text:c="28"/>VARCHAR (45),</text:p>
      <text:p text:style-name="P2"><text:s text:c="19"/>bairro <text:s text:c="29"/>VARCHAR (45),</text:p>
      <text:p text:style-name="P2"><text:s text:c="19"/>estado <text:s text:c="29"/>VARCHAR(45),</text:p>
      <text:p text:style-name="P2"><text:s text:c="19"/>Jogadores_cpf <text:s text:c="16"/>INTEGER,</text:p>
      <text:p text:style-name="P2"><text:s text:c="19"/>PRIMARY KEY (rua),<text:line-break/> <text:s text:c="18"/>FOREIGN KEY (Jogadores_cpf) REFERENCES Jogadores(cpf));<text:tab/><text:line-break/></text:p>
      <text:p text:style-name="P2"/>
      <text:p text:style-name="P2"/>
      <text:p text:style-name="P2"><text:soft-page-break/>CREATE TABLE Ranking(<text:line-break/> <text:s text:c="18"/>Jogdores_cpf <text:s text:c="22"/>INTEGER,<text:line-break/> <text:s text:c="18"/>Torneio_id <text:s text:c="26"/>INTEGER,<text:line-break/> <text:s text:c="18"/>PRIMARY KEY(Jogadores_cpf, Torneio_id),<text:line-break/> <text:s text:c="18"/>FOREIGN KEY (Jogadores_cpf) REFERENCES Jogadores(cpf),<text:line-break/> <text:s text:c="18"/>FOREIGN KEY (Torneio_id) REFERENCES Torneio(id));</text:p>
      <text:p text:style-name="P2"/>
      <text:p text:style-name="P2">CREATE TABLE Ranking(<text:line-break/> <text:s text:c="18"/>Jogdores_cpf <text:s text:c="22"/>INTEGER,<text:line-break/> <text:s text:c="18"/>Torneio_id <text:s text:c="26"/>INTEGER,</text:p>
      <text:p text:style-name="P2"><text:s text:c="19"/>Pontos <text:s text:c="33"/>INTEGER,<text:line-break/> <text:s text:c="18"/>PRIMARY KEY(Jogadores_cpf, Torneio_id),<text:line-break/> <text:s text:c="18"/>FOREIGN KEY (Jogadores_cpf) REFERENCES Jogadores(cpf),<text:line-break/> <text:s text:c="18"/>FOREIGN KEY (Torneio_id) REFERENCES Torneio(id)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loext="urn:org:documentfoundation:names:experimental:office:xmlns:loext:1.0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BrOffice.org/2.4$Win32 OpenOffice.org_project/680m17$Build-9310</meta:generator>
    <meta:creation-date>2016-11-26T17:01:00</meta:creation-date>
    <dc:date>2017-05-30T22:07:17</dc:date>
    <meta:editing-cycles>21</meta:editing-cycles>
    <meta:editing-duration>P1DT4H36M17S</meta:editing-duration>
    <meta:user-defined meta:name="Informações 1"/>
    <meta:user-defined meta:name="Informações 2"/>
    <meta:user-defined meta:name="Informações 3"/>
    <meta:user-defined meta:name="Informações 4"/>
    <meta:document-statistic meta:table-count="0" meta:image-count="0" meta:object-count="0" meta:page-count="2" meta:paragraph-count="26" meta:word-count="186" meta:character-count="2908"/>
  </office:meta>
</office:document-meta>
</file>